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g. 710-713 / 2-16 even, 44-48 even, 66, 68, 7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4-03T13:33:41.685000000</dc:date>
    <meta:editing-duration>PT7S</meta:editing-duration>
    <meta:editing-cycles>1</meta:editing-cycles>
    <meta:document-statistic meta:table-count="0" meta:image-count="0" meta:object-count="0" meta:page-count="1" meta:paragraph-count="1" meta:word-count="10" meta:character-count="48" meta:non-whitespace-character-count="38"/>
  </office:meta>
</office:document-meta>
</file>